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680000007CACA1C5C2895ABCC5.png" manifest:media-type="image/png"/>
  <manifest:file-entry manifest:full-path="Pictures/100000010000004100000041F08A436AAB8750E4.png" manifest:media-type="image/png"/>
  <manifest:file-entry manifest:full-path="Pictures/10000001000002C3000002C32057022987CE0129.png" manifest:media-type="image/png"/>
  <manifest:file-entry manifest:full-path="Pictures/100011BB00000CCE00000ABCA37001A6317B3E16.svg" manifest:media-type="image/svg+xml"/>
  <manifest:file-entry manifest:full-path="Pictures/100000010000007D0000006917D7EF740E27DF70.png" manifest:media-type="image/png"/>
  <manifest:file-entry manifest:full-path="Pictures/100004E70000069D0000069D6CD8BCB97C10F35B.svg" manifest:media-type="image/svg+xml"/>
  <manifest:file-entry manifest:full-path="Pictures/1000000100000345000002550ECD9E6DC52B881B.png" manifest:media-type="image/png"/>
  <manifest:file-entry manifest:full-path="Pictures/1000152E0000069D0000069D9D0E5FD62FFC4DAC.svg" manifest:media-type="image/svg+xml"/>
  <manifest:file-entry manifest:full-path="Pictures/100007170000677500006775F69F4F529B555A8A.svg" manifest:media-type="image/svg+xml"/>
  <manifest:file-entry manifest:full-path="Pictures/1000000100000041000000411B25D998EF632E95.png" manifest:media-type="image/png"/>
  <manifest:file-entry manifest:full-path="Pictures/1000051F0001587A0000F591C5BBE29E5B016BF0.svg" manifest:media-type="image/svg+xml"/>
  <manifest:file-entry manifest:full-path="Pictures/1000000100000041000000414FDEF4BF96AFAA85.png" manifest:media-type="image/png"/>
  <manifest:file-entry manifest:full-path="Pictures/100002B20000069D0000069DDACDC981F138A3D5.svg" manifest:media-type="image/svg+xml"/>
  <manifest:file-entry manifest:full-path="Pictures/100008E600000AAC00000CB384551187902A05C1.svg" manifest:media-type="image/svg+xml"/>
  <manifest:file-entry manifest:full-path="Pictures/1000070E00000B7000000CCEF1DA32D4341EDCA6.svg" manifest:media-type="image/svg+xml"/>
  <manifest:file-entry manifest:full-path="Pictures/10000001000000700000007DA52A58CFEC4132B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svg:stroke-width="0.106cm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106cm" svg:stroke-color="#696969" draw:marker-start-width="0.359cm" draw:marker-end-width="0.359cm" draw:fill="solid" draw:fill-color="#ffffff" loext:fill-use-slide-background="false" draw:textarea-horizontal-align="justify" draw:textarea-vertical-align="middle" draw:auto-grow-height="false" fo:min-height="1.144cm" fo:min-width="1.394cm" fo:padding-top="0.178cm" fo:padding-bottom="0.178cm" fo:padding-left="0.303cm" fo:padding-right="0.303cm" loext:decorative="false"/>
    </style:style>
    <style:style style:name="gr6" style:family="graphic" style:parent-style-name="objectwithoutfill">
      <style:graphic-properties svg:stroke-width="0.106cm" svg:stroke-color="#696969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7" style:family="graphic">
      <style:graphic-properties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>
      <loext:graphic-properties draw:fill="none" draw:fill-color="#ffffff"/>
      <style:text-properties fo:color="#696969" loext:opacity="100%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1" style:family="text">
      <style:text-properties fo:color="#696969" loext:opacity="100%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5cm" svg:height="1.75cm" svg:x="9.5cm" svg:y="2.75cm">
          <draw:image xlink:href="Pictures/100002B20000069D0000069DDACDC981F138A3D5.svg" xlink:type="simple" xlink:show="embed" xlink:actuate="onLoad" draw:mime-type="image/svg+xml">
            <text:p/>
          </draw:image>
          <draw:image xlink:href="Pictures/100000010000004100000041F08A436AAB8750E4.png" xlink:type="simple" xlink:show="embed" xlink:actuate="onLoad" draw:mime-type="image/png"/>
        </draw:frame>
        <draw:frame draw:style-name="gr1" draw:text-style-name="P1" draw:layer="layout" svg:width="2.5cm" svg:height="1.997cm" svg:x="11.25cm" svg:y="5.253cm">
          <draw:image xlink:href="Pictures/100011BB00000CCE00000ABCA37001A6317B3E16.svg" xlink:type="simple" xlink:show="embed" xlink:actuate="onLoad" draw:mime-type="image/svg+xml">
            <text:p/>
          </draw:image>
          <draw:image xlink:href="Pictures/100000010000007D0000006917D7EF740E27DF70.png" xlink:type="simple" xlink:show="embed" xlink:actuate="onLoad" draw:mime-type="image/png"/>
        </draw:frame>
        <draw:frame draw:style-name="gr1" draw:text-style-name="P1" draw:layer="layout" svg:width="2.5cm" svg:height="2cm" svg:x="15.5cm" svg:y="5.5cm">
          <draw:image xlink:href="Pictures/1000051F0001587A0000F591C5BBE29E5B016BF0.svg" xlink:type="simple" xlink:show="embed" xlink:actuate="onLoad" draw:mime-type="image/svg+xml">
            <text:p/>
          </draw:image>
          <draw:image xlink:href="Pictures/1000000100000345000002550ECD9E6DC52B881B.png" xlink:type="simple" xlink:show="embed" xlink:actuate="onLoad" draw:mime-type="image/png"/>
        </draw:frame>
        <draw:frame draw:style-name="gr1" draw:text-style-name="P1" draw:layer="layout" svg:width="2.25cm" svg:height="2.317cm" svg:x="17.5cm" svg:y="1.433cm">
          <draw:image xlink:href="Pictures/1000152E0000069D0000069D9D0E5FD62FFC4DAC.svg" xlink:type="simple" xlink:show="embed" xlink:actuate="onLoad" draw:mime-type="image/svg+xml">
            <text:p/>
          </draw:image>
          <draw:image xlink:href="Pictures/1000000100000041000000411B25D998EF632E95.png" xlink:type="simple" xlink:show="embed" xlink:actuate="onLoad" draw:mime-type="image/png"/>
          <svg:title>cloud-services</svg:title>
        </draw:frame>
        <draw:frame draw:style-name="gr1" draw:text-style-name="P1" draw:layer="layout" svg:width="2.25cm" svg:height="2.25cm" svg:x="14cm" svg:y="2.5cm">
          <draw:image xlink:href="Pictures/100004E70000069D0000069D6CD8BCB97C10F35B.svg" xlink:type="simple" xlink:show="embed" xlink:actuate="onLoad" draw:mime-type="image/svg+xml">
            <text:p/>
          </draw:image>
          <draw:image xlink:href="Pictures/1000000100000041000000414FDEF4BF96AFAA85.png" xlink:type="simple" xlink:show="embed" xlink:actuate="onLoad" draw:mime-type="image/png"/>
        </draw:frame>
        <draw:frame draw:style-name="gr2" draw:text-style-name="P1" draw:layer="layout" svg:width="2.75cm" svg:height="3cm" svg:x="8cm" svg:y="17cm">
          <draw:image xlink:href="Pictures/1000070E00000B7000000CCEF1DA32D4341EDCA6.svg" xlink:type="simple" xlink:show="embed" xlink:actuate="onLoad" draw:mime-type="image/svg+xml">
            <text:p/>
          </draw:image>
          <draw:image xlink:href="Pictures/10000001000000700000007DA52A58CFEC4132BD.png" xlink:type="simple" xlink:show="embed" xlink:actuate="onLoad" draw:mime-type="image/png"/>
        </draw:frame>
        <draw:frame draw:style-name="gr3" draw:text-style-name="P1" draw:layer="layout" svg:width="2.731cm" svg:height="3cm" svg:x="19.75cm" svg:y="17cm">
          <draw:image xlink:href="Pictures/100008E600000AAC00000CB384551187902A05C1.svg" xlink:type="simple" xlink:show="embed" xlink:actuate="onLoad" draw:mime-type="image/svg+xml">
            <text:p/>
          </draw:image>
          <draw:image xlink:href="Pictures/10000001000000680000007CACA1C5C2895ABCC5.png" xlink:type="simple" xlink:show="embed" xlink:actuate="onLoad" draw:mime-type="image/png"/>
        </draw:frame>
        <draw:frame draw:style-name="gr1" draw:text-style-name="P1" draw:layer="layout" svg:width="4cm" svg:height="4cm" svg:x="13cm" svg:y="8cm">
          <draw:image xlink:href="Pictures/100007170000677500006775F69F4F529B555A8A.svg" xlink:type="simple" xlink:show="embed" xlink:actuate="onLoad" draw:mime-type="image/svg+xml">
            <text:p/>
          </draw:image>
          <draw:image xlink:href="Pictures/10000001000002C3000002C32057022987CE0129.png" xlink:type="simple" xlink:show="embed" xlink:actuate="onLoad" draw:mime-type="image/png"/>
        </draw:frame>
        <draw:g draw:style-name="gr4">
          <draw:custom-shape draw:style-name="gr5" draw:text-style-name="P2" draw:layer="layout" svg:width="2cm" svg:height="1.5cm" svg:x="17.75cm" svg:y="1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17.75cm" svg:y1="14.75cm" svg:x2="18.75cm" svg:y2="15.5cm">
            <text:p/>
          </draw:line>
          <draw:line draw:style-name="gr6" draw:text-style-name="P1" draw:layer="layout" svg:x1="18.75cm" svg:y1="15.5cm" svg:x2="19.75cm" svg:y2="14.75cm">
            <text:p/>
          </draw:line>
        </draw:g>
        <draw:g draw:style-name="gr4">
          <draw:custom-shape draw:style-name="gr5" draw:text-style-name="P2" draw:layer="layout" svg:width="2cm" svg:height="1.5cm" svg:x="10cm" svg:y="1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10cm" svg:y1="15.5cm" svg:x2="11cm" svg:y2="16.25cm">
            <text:p/>
          </draw:line>
          <draw:line draw:style-name="gr6" draw:text-style-name="P1" draw:layer="layout" svg:x1="11cm" svg:y1="16.25cm" svg:x2="12cm" svg:y2="15.5cm">
            <text:p/>
          </draw:line>
        </draw:g>
        <draw:g draw:style-name="gr4">
          <draw:custom-shape draw:style-name="gr5" draw:text-style-name="P2" draw:layer="layout" svg:width="2cm" svg:height="1.5cm" svg:x="15.5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15.5cm" svg:y1="12.5cm" svg:x2="16.5cm" svg:y2="13.25cm">
            <text:p/>
          </draw:line>
          <draw:line draw:style-name="gr6" draw:text-style-name="P1" draw:layer="layout" svg:x1="16.5cm" svg:y1="13.25cm" svg:x2="17.5cm" svg:y2="12.5cm">
            <text:p/>
          </draw:line>
        </draw:g>
        <draw:g draw:style-name="gr4">
          <draw:custom-shape draw:style-name="gr5" draw:text-style-name="P2" draw:layer="layout" svg:width="2cm" svg:height="1.5cm" svg:x="12.25cm" svg:y="13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1" draw:layer="layout" svg:x1="12.25cm" svg:y1="13.25cm" svg:x2="13.25cm" svg:y2="14cm">
            <text:p/>
          </draw:line>
          <draw:line draw:style-name="gr6" draw:text-style-name="P1" draw:layer="layout" svg:x1="13.25cm" svg:y1="14cm" svg:x2="14.25cm" svg:y2="13.25cm">
            <text:p/>
          </draw:line>
        </draw:g>
        <draw:g draw:style-name="gr7">
          <draw:line draw:style-name="gr6" draw:text-style-name="P1" draw:layer="layout" svg:x1="18.25cm" svg:y1="5cm" svg:x2="20.25cm" svg:y2="4cm">
            <text:p/>
          </draw:line>
          <draw:line draw:style-name="gr6" draw:text-style-name="P1" draw:layer="layout" svg:x1="19.75cm" svg:y1="5.75cm" svg:x2="20.25cm" svg:y2="4cm">
            <text:p/>
          </draw:line>
          <draw:line draw:style-name="gr6" draw:text-style-name="P1" draw:layer="layout" svg:x1="18.25cm" svg:y1="5cm" svg:x2="19.25cm" svg:y2="5cm">
            <text:p/>
          </draw:line>
          <draw:line draw:style-name="gr6" draw:text-style-name="P1" draw:layer="layout" svg:x1="19.25cm" svg:y1="5cm" svg:x2="19.75cm" svg:y2="5.75cm">
            <text:p/>
          </draw:line>
        </draw:g>
        <draw:frame draw:style-name="gr8" draw:text-style-name="P4" draw:layer="layout" svg:width="1.349cm" svg:height="3.088cm" svg:x="12.151cm" svg:y="1.5cm">
          <draw:text-box>
            <text:p text:style-name="P3"><text:span text:style-name="T1">f</text:span></text:p>
          </draw:text-box>
        </draw:frame>
        <draw:line draw:style-name="gr6" draw:text-style-name="P1" draw:layer="layout" svg:x1="14cm" svg:y1="12cm" svg:x2="16cm" svg:y2="12cm">
          <text:p/>
        </draw:line>
        <draw:line draw:style-name="gr6" draw:text-style-name="P1" draw:layer="layout" svg:x1="19cm" svg:y1="8cm" svg:x2="16cm" svg:y2="12cm">
          <text:p/>
        </draw:line>
        <draw:line draw:style-name="gr6" draw:text-style-name="P1" draw:layer="layout" svg:x1="11cm" svg:y1="8cm" svg:x2="14cm" svg:y2="12cm">
          <text:p/>
        </draw:line>
        <draw:line draw:style-name="gr6" draw:text-style-name="P1" draw:layer="layout" svg:x1="19cm" svg:y1="8cm" svg:x2="11cm" svg:y2="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22:04:32.453644114</meta:creation-date>
    <dc:date>2023-11-04T19:08:40.330821791</dc:date>
    <meta:editing-duration>PT2H20M44S</meta:editing-duration>
    <meta:editing-cycles>6</meta:editing-cycles>
    <meta:generator>LibreOffice/7.6.2.1$Linux_X86_64 LibreOffice_project/60$Build-1</meta:generator>
    <meta:document-statistic meta:object-count="34"/>
  </office:meta>
</office:document-meta>
</file>